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7225286B16DB21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17225286B16DB21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en el mar de Galilea</text:span></text:p>
            <text:p text:style-name="P3"><text:span text:style-name="T2">(Juan 21.1-25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6:53.722000000</dc:date>
    <meta:editing-duration>PT2H28M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